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scadia Mono" svg:font-family="'Cascadia Mono'" style:font-adornments="SemiBold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scadia Mono" fo:language="zxx" fo:country="none" officeooo:rsid="0015e653" officeooo:paragraph-rsid="0015e653" style:language-asian="zxx" style:country-asian="none" style:language-complex="zxx" style:country-complex="none"/>
    </style:style>
    <style:style style:name="P2" style:family="paragraph" style:parent-style-name="Standard">
      <style:text-properties style:font-name="Cascadia Mono" fo:language="zxx" fo:country="none" officeooo:rsid="0015e653" officeooo:paragraph-rsid="0023e048" style:language-asian="zxx" style:country-asian="none" style:language-complex="zxx" style:country-complex="none"/>
    </style:style>
    <style:style style:name="P3" style:family="paragraph" style:parent-style-name="Standard">
      <style:text-properties style:font-name="Cascadia Mono" fo:language="zxx" fo:country="none" officeooo:rsid="0015e653" officeooo:paragraph-rsid="0024541d" style:language-asian="zxx" style:country-asian="none" style:language-complex="zxx" style:country-complex="none"/>
    </style:style>
    <style:style style:name="P4" style:family="paragraph" style:parent-style-name="Standard">
      <style:text-properties style:font-name="Cascadia Mono" fo:language="zxx" fo:country="none" officeooo:rsid="0015e653" officeooo:paragraph-rsid="0024d2cf" style:language-asian="zxx" style:country-asian="none" style:language-complex="zxx" style:country-complex="none"/>
    </style:style>
    <style:style style:name="P5" style:family="paragraph" style:parent-style-name="Standard">
      <style:text-properties style:font-name="Cascadia Mono" fo:language="zxx" fo:country="none" officeooo:rsid="0015e653" officeooo:paragraph-rsid="00279ccd" style:language-asian="zxx" style:country-asian="none" style:language-complex="zxx" style:country-complex="none"/>
    </style:style>
    <style:style style:name="P6" style:family="paragraph" style:parent-style-name="Standard">
      <style:text-properties style:font-name="Cascadia Mono" fo:language="zxx" fo:country="none" officeooo:rsid="0015e653" officeooo:paragraph-rsid="0029495d" style:language-asian="zxx" style:country-asian="none" style:language-complex="zxx" style:country-complex="none"/>
    </style:style>
    <style:style style:name="P7" style:family="paragraph" style:parent-style-name="Standard">
      <style:text-properties style:font-name="Cascadia Mono" fo:language="zxx" fo:country="none" officeooo:rsid="0015e653" officeooo:paragraph-rsid="002a6015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Cascadia Mono" fo:language="zxx" fo:country="none" officeooo:rsid="0015e653" officeooo:paragraph-rsid="0015e653" style:language-asian="zxx" style:country-asian="none" style:language-complex="zxx" style:country-complex="none"/>
    </style:style>
    <style:style style:name="P9" style:family="paragraph" style:parent-style-name="Standard">
      <style:text-properties style:font-name="Cascadia Mono" fo:language="zxx" fo:country="none" officeooo:rsid="0015e653" officeooo:paragraph-rsid="002eeec3" style:language-asian="zxx" style:country-asian="none" style:language-complex="zxx" style:country-complex="none"/>
    </style:style>
    <style:style style:name="P10" style:family="paragraph" style:parent-style-name="Standard">
      <style:text-properties style:font-name="Cascadia Mono" fo:language="zxx" fo:country="none" officeooo:rsid="0015e653" officeooo:paragraph-rsid="003123ef" style:language-asian="zxx" style:country-asian="none" style:language-complex="zxx" style:country-complex="none"/>
    </style:style>
    <style:style style:name="P11" style:family="paragraph" style:parent-style-name="Standard">
      <style:text-properties style:font-name="Cascadia Mono" fo:language="zxx" fo:country="none" officeooo:rsid="0015e653" officeooo:paragraph-rsid="003f88f0" style:language-asian="zxx" style:country-asian="none" style:language-complex="zxx" style:country-complex="none"/>
    </style:style>
    <style:style style:name="P12" style:family="paragraph" style:parent-style-name="Standard">
      <style:text-properties style:font-name="Cascadia Mono" fo:language="zxx" fo:country="none" officeooo:rsid="0015e653" officeooo:paragraph-rsid="003fe3ce" style:language-asian="zxx" style:country-asian="none" style:language-complex="zxx" style:country-complex="none"/>
    </style:style>
    <style:style style:name="P13" style:family="paragraph" style:parent-style-name="Standard">
      <style:text-properties style:font-name="Cascadia Mono" fo:language="zxx" fo:country="none" officeooo:rsid="0015e653" officeooo:paragraph-rsid="00414b9f" style:language-asian="zxx" style:country-asian="none" style:language-complex="zxx" style:country-complex="none"/>
    </style:style>
    <style:style style:name="P14" style:family="paragraph" style:parent-style-name="Standard">
      <style:text-properties style:font-name="Cascadia Mono" fo:language="zxx" fo:country="none" officeooo:rsid="0015e653" officeooo:paragraph-rsid="00447949" style:language-asian="zxx" style:country-asian="none" style:language-complex="zxx" style:country-complex="none"/>
    </style:style>
    <style:style style:name="P15" style:family="paragraph" style:parent-style-name="Standard">
      <style:text-properties style:font-name="Cascadia Mono" fo:language="zxx" fo:country="none" officeooo:rsid="0015e653" officeooo:paragraph-rsid="0044917a" style:language-asian="zxx" style:country-asian="none" style:language-complex="zxx" style:country-complex="none"/>
    </style:style>
    <style:style style:name="P16" style:family="paragraph" style:parent-style-name="Standard">
      <style:text-properties style:font-name="Cascadia Mono" fo:language="zxx" fo:country="none" officeooo:rsid="0015e653" officeooo:paragraph-rsid="0046c381" style:language-asian="zxx" style:country-asian="none" style:language-complex="zxx" style:country-complex="none"/>
    </style:style>
    <style:style style:name="P17" style:family="paragraph" style:parent-style-name="Standard">
      <style:text-properties style:font-name="Cascadia Mono" fo:language="zxx" fo:country="none" officeooo:rsid="0015e653" officeooo:paragraph-rsid="0052b387" style:language-asian="zxx" style:country-asian="none" style:language-complex="zxx" style:country-complex="none"/>
    </style:style>
    <style:style style:name="P18" style:family="paragraph" style:parent-style-name="Standard">
      <style:text-properties style:font-name="Cascadia Mono" fo:language="zxx" fo:country="none" officeooo:rsid="0015e653" officeooo:paragraph-rsid="005b6aaa" style:language-asian="zxx" style:country-asian="none" style:language-complex="zxx" style:country-complex="none"/>
    </style:style>
    <style:style style:name="P19" style:family="paragraph" style:parent-style-name="Standard">
      <style:text-properties style:font-name="Cascadia Mono" fo:language="zxx" fo:country="none" officeooo:rsid="0015e653" officeooo:paragraph-rsid="006dcd03" style:language-asian="zxx" style:country-asian="none" style:language-complex="zxx" style:country-complex="none"/>
    </style:style>
    <style:style style:name="P20" style:family="paragraph" style:parent-style-name="Standard">
      <style:text-properties style:font-name="Cascadia Mono" fo:language="zxx" fo:country="none" officeooo:rsid="0015e653" officeooo:paragraph-rsid="00850029" style:language-asian="zxx" style:country-asian="none" style:language-complex="zxx" style:country-complex="none"/>
    </style:style>
    <style:style style:name="P21" style:family="paragraph" style:parent-style-name="Standard">
      <style:text-properties style:font-name="Cascadia Mono" fo:language="zxx" fo:country="none" officeooo:rsid="0015e653" officeooo:paragraph-rsid="00858708" style:language-asian="zxx" style:country-asian="none" style:language-complex="zxx" style:country-complex="none"/>
    </style:style>
    <style:style style:name="P22" style:family="paragraph" style:parent-style-name="Standard">
      <style:text-properties style:font-name="Cascadia Mono" fo:language="zxx" fo:country="none" officeooo:rsid="00164942" officeooo:paragraph-rsid="0029495d" style:language-asian="zxx" style:country-asian="none" style:language-complex="zxx" style:country-complex="none"/>
    </style:style>
    <style:style style:name="P23" style:family="paragraph" style:parent-style-name="Standard">
      <style:text-properties style:font-name="Cascadia Mono" fo:language="zxx" fo:country="none" officeooo:rsid="0030e218" officeooo:paragraph-rsid="0030e218" style:language-asian="zxx" style:country-asian="none" style:language-complex="zxx" style:country-complex="none"/>
    </style:style>
    <style:style style:name="P24" style:family="paragraph" style:parent-style-name="Standard">
      <style:text-properties style:font-name="Cascadia Mono" fo:language="zxx" fo:country="none" officeooo:rsid="0030e218" officeooo:paragraph-rsid="0057a835" style:language-asian="zxx" style:country-asian="none" style:language-complex="zxx" style:country-complex="none"/>
    </style:style>
    <style:style style:name="P25" style:family="paragraph" style:parent-style-name="Standard">
      <style:text-properties style:font-name="Cascadia Mono" fo:language="zxx" fo:country="none" officeooo:rsid="0030e218" officeooo:paragraph-rsid="005a448c" style:language-asian="zxx" style:country-asian="none" style:language-complex="zxx" style:country-complex="none"/>
    </style:style>
    <style:style style:name="P26" style:family="paragraph" style:parent-style-name="Standard">
      <style:text-properties style:font-name="Cascadia Mono" fo:language="zxx" fo:country="none" officeooo:rsid="00462e75" officeooo:paragraph-rsid="00462e75" style:language-asian="zxx" style:country-asian="none" style:language-complex="zxx" style:country-complex="none"/>
    </style:style>
    <style:style style:name="P27" style:family="paragraph" style:parent-style-name="Standard">
      <style:text-properties style:font-name="Cascadia Mono" fo:language="zxx" fo:country="none" officeooo:rsid="00462e75" officeooo:paragraph-rsid="0059225c" style:language-asian="zxx" style:country-asian="none" style:language-complex="zxx" style:country-complex="none"/>
    </style:style>
    <style:style style:name="P28" style:family="paragraph" style:parent-style-name="Standard">
      <style:text-properties style:font-name="Cascadia Mono" fo:language="zxx" fo:country="none" officeooo:rsid="005df93e" officeooo:paragraph-rsid="005df93e" style:language-asian="zxx" style:country-asian="none" style:language-complex="zxx" style:country-complex="none"/>
    </style:style>
    <style:style style:name="P29" style:family="paragraph" style:parent-style-name="Standard">
      <style:text-properties style:font-name="Cascadia Mono" fo:language="zxx" fo:country="none" officeooo:rsid="005e872e" officeooo:paragraph-rsid="005e872e" style:language-asian="zxx" style:country-asian="none" style:language-complex="zxx" style:country-complex="none"/>
    </style:style>
    <style:style style:name="P30" style:family="paragraph" style:parent-style-name="Standard">
      <style:text-properties style:font-name="Cascadia Mono" fo:language="zxx" fo:country="none" fo:font-style="normal" officeooo:rsid="0015e653" officeooo:paragraph-rsid="0015e653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Standard">
      <style:text-properties style:font-name="Cascadia Mono" fo:language="zxx" fo:country="none" fo:font-style="normal" fo:font-weight="bold" officeooo:rsid="0033725a" officeooo:paragraph-rsid="0015e65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2" style:family="paragraph" style:parent-style-name="Standard">
      <style:text-properties style:font-name="Cascadia Mono" fo:language="zxx" fo:country="none" fo:font-style="normal" fo:font-weight="normal" officeooo:rsid="0033d4cd" officeooo:paragraph-rsid="0033d4c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font-name="Cascadia Mono" fo:language="zxx" fo:country="none" fo:font-style="normal" fo:font-weight="normal" officeooo:rsid="0015e653" officeooo:paragraph-rsid="0063c55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font-name="Cascadia Mono" fo:language="zxx" fo:country="none" fo:font-style="normal" fo:font-weight="normal" officeooo:rsid="0063c55e" officeooo:paragraph-rsid="0063c55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font-name="Cascadia Mono" fo:language="zxx" fo:country="none" fo:font-style="normal" fo:font-weight="normal" officeooo:rsid="0063c55e" officeooo:paragraph-rsid="0067763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font-name="Cascadia Mono" fo:language="zxx" fo:country="none" fo:font-weight="normal" officeooo:rsid="00414b9f" officeooo:paragraph-rsid="00414b9f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text-properties style:font-name="Cascadia Mono" fo:language="zxx" fo:country="none" fo:font-weight="bold" officeooo:rsid="0031d795" officeooo:paragraph-rsid="0031d795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text-properties style:font-name="Cascadia Mono" fo:language="zxx" fo:country="none" fo:font-weight="bold" officeooo:rsid="003d8547" officeooo:paragraph-rsid="002a6015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Standard">
      <style:text-properties style:font-name="Cascadia Mono" fo:language="zxx" fo:country="none" fo:font-weight="bold" officeooo:rsid="00414b9f" officeooo:paragraph-rsid="00414b9f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Standard">
      <style:paragraph-properties style:writing-mode="lr-tb"/>
      <style:text-properties style:font-name="Cascadia Mono" fo:language="zxx" fo:country="none" officeooo:rsid="0030e218" officeooo:paragraph-rsid="0061953c" style:language-asian="zxx" style:country-asian="none" style:language-complex="zxx" style:country-complex="none"/>
    </style:style>
    <style:style style:name="P41" style:family="paragraph" style:parent-style-name="Standard">
      <style:paragraph-properties style:writing-mode="lr-tb"/>
      <style:text-properties style:font-name="Cascadia Mono" fo:language="zxx" fo:country="none" officeooo:rsid="0030e218" officeooo:paragraph-rsid="006c1efa" style:language-asian="zxx" style:country-asian="none" style:language-complex="zxx" style:country-complex="none"/>
    </style:style>
    <style:style style:name="P42" style:family="paragraph" style:parent-style-name="Standard">
      <style:paragraph-properties style:writing-mode="lr-tb"/>
      <style:text-properties style:font-name="Cascadia Mono" fo:language="zxx" fo:country="none" officeooo:rsid="0015e653" officeooo:paragraph-rsid="0015e653" style:language-asian="zxx" style:country-asian="none" style:language-complex="zxx" style:country-complex="none"/>
    </style:style>
    <style:style style:name="P43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6e71a0" officeooo:paragraph-rsid="006e71a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4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6e71a0" officeooo:paragraph-rsid="0074546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5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6c6c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6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87b09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7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89771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8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30e218" officeooo:paragraph-rsid="008b7b6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9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718ef2" officeooo:paragraph-rsid="007c441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0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15e653" officeooo:paragraph-rsid="008b7b6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1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8b7b67" officeooo:paragraph-rsid="008b7b6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2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8b7b67" officeooo:paragraph-rsid="008e3dd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3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italic" fo:font-weight="normal" officeooo:rsid="008e3dd4" officeooo:paragraph-rsid="008e3dd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4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1953c" officeooo:paragraph-rsid="0061953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5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2aad8" officeooo:paragraph-rsid="0061953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6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c1efa" officeooo:paragraph-rsid="006c1ef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7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c1efa" officeooo:paragraph-rsid="008977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8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6e71a0" officeooo:paragraph-rsid="006e71a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9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74281b" officeooo:paragraph-rsid="00718e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0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7eefce" officeooo:paragraph-rsid="008170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1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899fa2" officeooo:paragraph-rsid="008977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2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899fa2" officeooo:paragraph-rsid="008b7b6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3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normal" officeooo:rsid="008b7b67" officeooo:paragraph-rsid="008b7b6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4" style:family="paragraph" style:parent-style-name="Standard">
      <style:paragraph-properties style:writing-mode="lr-tb"/>
      <style:text-properties style:use-window-font-color="true" loext:opacity="0%" style:font-name="Cascadia Mono" fo:language="zxx" fo:country="none" fo:font-style="normal" fo:font-weight="bold" officeooo:rsid="008b7b67" officeooo:paragraph-rsid="008e3dd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5" style:family="paragraph" style:parent-style-name="Standard">
      <style:text-properties style:font-name="Cascadia Mono" fo:language="zxx" fo:country="none" officeooo:rsid="0015e653" officeooo:paragraph-rsid="009fb6d2" style:language-asian="zxx" style:country-asian="none" style:language-complex="zxx" style:country-complex="none"/>
    </style:style>
    <style:style style:name="P66" style:family="paragraph" style:parent-style-name="Standard">
      <style:text-properties style:font-name="Cascadia Mono" fo:language="zxx" fo:country="none" officeooo:rsid="0015e653" officeooo:paragraph-rsid="00a4ea71" style:language-asian="zxx" style:country-asian="none" style:language-complex="zxx" style:country-complex="none"/>
    </style:style>
    <style:style style:name="P67" style:family="paragraph" style:parent-style-name="Standard">
      <style:text-properties style:font-name="Cascadia Mono" fo:language="zxx" fo:country="none" officeooo:rsid="0015e653" officeooo:paragraph-rsid="0046c381" style:language-asian="zxx" style:country-asian="none" style:language-complex="zxx" style:country-complex="none"/>
    </style:style>
    <style:style style:name="P68" style:family="paragraph" style:parent-style-name="Standard">
      <style:text-properties style:font-name="Cascadia Mono" fo:language="zxx" fo:country="none" fo:font-style="italic" officeooo:rsid="0031d795" officeooo:paragraph-rsid="00a15b20" style:language-asian="zxx" style:country-asian="none" style:font-style-asian="italic" style:language-complex="zxx" style:country-complex="none" style:font-style-complex="italic"/>
    </style:style>
    <style:style style:name="P69" style:family="paragraph" style:parent-style-name="Standard">
      <style:text-properties style:font-name="Cascadia Mono" fo:language="zxx" fo:country="none" fo:font-style="normal" fo:font-weight="normal" officeooo:rsid="0033d4cd" officeooo:paragraph-rsid="0033d4c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0" style:family="paragraph" style:parent-style-name="Standard">
      <style:text-properties style:font-name="Cascadia Mono" fo:language="zxx" fo:country="none" fo:font-style="normal" fo:font-weight="normal" officeooo:rsid="0033d4cd" officeooo:paragraph-rsid="00a321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1" style:family="paragraph" style:parent-style-name="Standard">
      <style:text-properties style:font-name="Cascadia Mono" fo:language="zxx" fo:country="none" fo:font-style="normal" fo:font-weight="normal" officeooo:rsid="00a32119" officeooo:paragraph-rsid="00a321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123ef"/>
    </style:style>
    <style:style style:name="T3" style:family="text">
      <style:text-properties style:text-underline-style="solid" style:text-underline-width="auto" style:text-underline-color="font-color" officeooo:rsid="005b6aaa"/>
    </style:style>
    <style:style style:name="T4" style:family="text">
      <style:text-properties style:text-underline-style="solid" style:text-underline-width="auto" style:text-underline-color="font-color" officeooo:rsid="0063c55e"/>
    </style:style>
    <style:style style:name="T5" style:family="text">
      <style:text-properties style:text-underline-style="solid" style:text-underline-width="auto" style:text-underline-color="font-color" officeooo:rsid="0077863b"/>
    </style:style>
    <style:style style:name="T6" style:family="text">
      <style:text-properties style:text-underline-style="solid" style:text-underline-width="auto" style:text-underline-color="font-color" officeooo:rsid="00850029"/>
    </style:style>
    <style:style style:name="T7" style:family="text">
      <style:text-properties style:text-underline-style="solid" style:text-underline-width="auto" style:text-underline-color="font-color" officeooo:rsid="00a4ea71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001a1"/>
    </style:style>
    <style:style style:name="T10" style:family="text">
      <style:text-properties style:text-underline-style="none" officeooo:rsid="00279ccd"/>
    </style:style>
    <style:style style:name="T11" style:family="text">
      <style:text-properties style:text-underline-style="none" officeooo:rsid="0029495d"/>
    </style:style>
    <style:style style:name="T12" style:family="text">
      <style:text-properties style:text-underline-style="none" officeooo:rsid="003123ef"/>
    </style:style>
    <style:style style:name="T13" style:family="text">
      <style:text-properties style:text-underline-style="none" officeooo:rsid="003f88f0"/>
    </style:style>
    <style:style style:name="T14" style:family="text">
      <style:text-properties style:text-underline-style="none" officeooo:rsid="0044917a"/>
    </style:style>
    <style:style style:name="T15" style:family="text">
      <style:text-properties style:text-underline-style="none" officeooo:rsid="005b6aaa"/>
    </style:style>
    <style:style style:name="T16" style:family="text">
      <style:text-properties style:text-underline-style="none" officeooo:rsid="005d47d7"/>
    </style:style>
    <style:style style:name="T17" style:family="text">
      <style:text-properties officeooo:rsid="0016494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64942" style:font-weight-asian="bold" style:font-weight-complex="bold"/>
    </style:style>
    <style:style style:name="T20" style:family="text">
      <style:text-properties fo:font-weight="bold" officeooo:rsid="0023e048" style:font-weight-asian="bold" style:font-weight-complex="bold"/>
    </style:style>
    <style:style style:name="T21" style:family="text">
      <style:text-properties fo:font-weight="bold" officeooo:rsid="0024541d" style:font-weight-asian="bold" style:font-weight-complex="bold"/>
    </style:style>
    <style:style style:name="T22" style:family="text">
      <style:text-properties fo:font-weight="bold" officeooo:rsid="0024d2cf" style:font-weight-asian="bold" style:font-weight-complex="bold"/>
    </style:style>
    <style:style style:name="T23" style:family="text">
      <style:text-properties fo:font-weight="bold" officeooo:rsid="00279ccd" style:font-weight-asian="bold" style:font-weight-complex="bold"/>
    </style:style>
    <style:style style:name="T24" style:family="text">
      <style:text-properties fo:font-weight="bold" officeooo:rsid="002b5a57" style:font-weight-asian="bold" style:font-weight-complex="bold"/>
    </style:style>
    <style:style style:name="T25" style:family="text">
      <style:text-properties fo:font-weight="bold" officeooo:rsid="002eeec3" style:font-weight-asian="bold" style:font-weight-complex="bold"/>
    </style:style>
    <style:style style:name="T26" style:family="text">
      <style:text-properties fo:font-weight="bold" officeooo:rsid="0033725a" style:font-weight-asian="bold" style:font-weight-complex="bold"/>
    </style:style>
    <style:style style:name="T27" style:family="text">
      <style:text-properties fo:font-weight="bold" officeooo:rsid="003d8547" style:font-weight-asian="bold" style:font-weight-complex="bold"/>
    </style:style>
    <style:style style:name="T28" style:family="text">
      <style:text-properties fo:font-weight="bold" officeooo:rsid="00414b9f" style:font-weight-asian="bold" style:font-weight-complex="bold"/>
    </style:style>
    <style:style style:name="T29" style:family="text">
      <style:text-properties fo:font-weight="bold" officeooo:rsid="0042cff0" style:font-weight-asian="bold" style:font-weight-complex="bold"/>
    </style:style>
    <style:style style:name="T30" style:family="text">
      <style:text-properties fo:font-weight="bold" officeooo:rsid="00447949" style:font-weight-asian="bold" style:font-weight-complex="bold"/>
    </style:style>
    <style:style style:name="T31" style:family="text">
      <style:text-properties fo:font-weight="bold" officeooo:rsid="0052b387" style:font-weight-asian="bold" style:font-weight-complex="bold"/>
    </style:style>
    <style:style style:name="T32" style:family="text">
      <style:text-properties fo:font-weight="bold" officeooo:rsid="00643406" style:font-weight-asian="bold" style:font-weight-complex="bold"/>
    </style:style>
    <style:style style:name="T33" style:family="text">
      <style:text-properties fo:font-weight="bold" officeooo:rsid="0083de8d" style:font-weight-asian="bold" style:font-weight-complex="bold"/>
    </style:style>
    <style:style style:name="T34" style:family="text">
      <style:text-properties fo:font-weight="bold" officeooo:rsid="00995fa0" style:font-weight-asian="bold" style:font-weight-complex="bold"/>
    </style:style>
    <style:style style:name="T35" style:family="text">
      <style:text-properties fo:font-weight="bold" officeooo:rsid="009b981a" style:font-weight-asian="bold" style:font-weight-complex="bold"/>
    </style:style>
    <style:style style:name="T36" style:family="text">
      <style:text-properties fo:font-weight="bold" officeooo:rsid="00b33b95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76174" style:font-weight-asian="normal" style:font-weight-complex="normal"/>
    </style:style>
    <style:style style:name="T39" style:family="text">
      <style:text-properties fo:font-weight="normal" officeooo:rsid="009b981a" style:font-weight-asian="normal" style:font-weight-complex="normal"/>
    </style:style>
    <style:style style:name="T40" style:family="text">
      <style:text-properties fo:color="#c9211e" loext:opacity="100%" style:text-underline-style="none" fo:font-weight="bold" officeooo:rsid="002001a1" style:font-weight-asian="bold" style:font-weight-complex="bold"/>
    </style:style>
    <style:style style:name="T41" style:family="text">
      <style:text-properties fo:color="#c9211e" loext:opacity="100%" fo:font-weight="bold" officeooo:rsid="0033725a" style:font-weight-asian="bold" style:font-weight-complex="bold"/>
    </style:style>
    <style:style style:name="T42" style:family="text">
      <style:text-properties fo:color="#c9211e" loext:opacity="100%" fo:font-style="normal" fo:font-weight="bold" officeooo:rsid="0033725a" style:font-style-asian="normal" style:font-weight-asian="bold" style:font-style-complex="normal" style:font-weight-complex="bold"/>
    </style:style>
    <style:style style:name="T43" style:family="text">
      <style:text-properties fo:color="#c9211e" loext:opacity="100%" fo:font-style="normal" fo:font-weight="bold" officeooo:rsid="00a4ea71" style:font-style-asian="normal" style:font-weight-asian="bold" style:font-style-complex="normal" style:font-weight-complex="bold"/>
    </style:style>
    <style:style style:name="T44" style:family="text">
      <style:text-properties fo:color="#c9211e" loext:opacity="100%" fo:font-style="normal" fo:font-weight="normal" officeooo:rsid="0033725a" style:font-style-asian="normal" style:font-weight-asian="normal" style:font-style-complex="normal" style:font-weight-complex="normal"/>
    </style:style>
    <style:style style:name="T45" style:family="text">
      <style:text-properties fo:color="#c9211e" loext:opacity="100%" fo:font-style="normal" fo:font-weight="normal" officeooo:rsid="00a4ea71" style:font-style-asian="normal" style:font-weight-asian="normal" style:font-style-complex="normal" style:font-weight-complex="normal"/>
    </style:style>
    <style:style style:name="T46" style:family="text">
      <style:text-properties fo:color="#8d1d75" loext:opacity="100%" style:text-underline-style="none" fo:font-weight="bold" style:font-weight-asian="bold" style:font-weight-complex="bold"/>
    </style:style>
    <style:style style:name="T47" style:family="text">
      <style:text-properties fo:color="#8d1d75" loext:opacity="100%" style:text-underline-style="none" fo:font-weight="bold" officeooo:rsid="0029495d" style:font-weight-asian="bold" style:font-weight-complex="bold"/>
    </style:style>
    <style:style style:name="T48" style:family="text">
      <style:text-properties fo:color="#8d1d75" loext:opacity="100%" style:text-underline-style="none" fo:font-weight="bold" officeooo:rsid="003123ef" style:font-weight-asian="bold" style:font-weight-complex="bold"/>
    </style:style>
    <style:style style:name="T49" style:family="text">
      <style:text-properties fo:color="#8d1d75" loext:opacity="100%" style:text-underline-style="none" fo:font-weight="bold" officeooo:rsid="00696616" style:font-weight-asian="bold" style:font-weight-complex="bold"/>
    </style:style>
    <style:style style:name="T50" style:family="text">
      <style:text-properties fo:color="#8d1d75" loext:opacity="100%" style:text-underline-style="none" fo:font-weight="bold" officeooo:rsid="0078309a" style:font-weight-asian="bold" style:font-weight-complex="bold"/>
    </style:style>
    <style:style style:name="T51" style:family="text">
      <style:text-properties fo:color="#8d1d75" loext:opacity="100%" style:text-underline-style="none" fo:font-weight="bold" officeooo:rsid="00850029" style:font-weight-asian="bold" style:font-weight-complex="bold"/>
    </style:style>
    <style:style style:name="T52" style:family="text">
      <style:text-properties fo:color="#8d1d75" loext:opacity="100%" fo:font-style="normal" style:text-underline-style="none" fo:font-weight="bold" officeooo:rsid="008b7b67" style:font-style-asian="normal" style:font-weight-asian="bold" style:font-style-complex="normal" style:font-weight-complex="bold"/>
    </style:style>
    <style:style style:name="T53" style:family="text">
      <style:text-properties fo:color="#8d1d75" loext:opacity="100%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8d1d75" loext:opacity="100%" fo:font-style="normal" fo:font-weight="bold" officeooo:rsid="00899fa2" style:font-style-asian="normal" style:font-weight-asian="bold" style:font-style-complex="normal" style:font-weight-complex="bold"/>
    </style:style>
    <style:style style:name="T55" style:family="text">
      <style:text-properties fo:color="#8d1d75" loext:opacity="100%" fo:font-style="normal" style:font-style-asian="normal" style:font-style-complex="normal"/>
    </style:style>
    <style:style style:name="T56" style:family="text">
      <style:text-properties fo:font-style="italic" officeooo:rsid="003775fd" style:font-style-asian="italic" style:font-style-complex="italic"/>
    </style:style>
    <style:style style:name="T57" style:family="text">
      <style:text-properties fo:font-style="italic" officeooo:rsid="00390b11" style:font-style-asian="italic" style:font-style-complex="italic"/>
    </style:style>
    <style:style style:name="T58" style:family="text">
      <style:text-properties fo:font-style="italic" fo:font-weight="bold" officeooo:rsid="00279ccd" style:font-style-asian="italic" style:font-weight-asian="bold" style:font-style-complex="italic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965db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e3dd4" style:font-style-asian="normal" style:font-weight-asian="bold" style:font-style-complex="normal" style:font-weight-complex="bold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6c1efa" style:font-style-asian="normal" style:font-style-complex="normal"/>
    </style:style>
    <style:style style:name="T65" style:family="text">
      <style:text-properties fo:font-style="normal" officeooo:rsid="00718ef2" style:font-style-asian="normal" style:font-style-complex="normal"/>
    </style:style>
    <style:style style:name="T66" style:family="text">
      <style:text-properties fo:font-style="normal" officeooo:rsid="006e71a0" style:font-style-asian="normal" style:font-style-complex="normal"/>
    </style:style>
    <style:style style:name="T67" style:family="text">
      <style:text-properties fo:font-style="normal" officeooo:rsid="0074281b" style:font-style-asian="normal" style:font-style-complex="normal"/>
    </style:style>
    <style:style style:name="T68" style:family="text">
      <style:text-properties fo:font-style="normal" officeooo:rsid="007c441e" style:font-style-asian="normal" style:font-style-complex="normal"/>
    </style:style>
    <style:style style:name="T69" style:family="text">
      <style:text-properties fo:font-style="normal" officeooo:rsid="0033725a" style:font-style-asian="normal" style:font-style-complex="normal"/>
    </style:style>
    <style:style style:name="T70" style:family="text">
      <style:text-properties fo:font-style="normal" officeooo:rsid="0087b09e" style:font-style-asian="normal" style:font-style-complex="normal"/>
    </style:style>
    <style:style style:name="T71" style:family="text">
      <style:text-properties fo:font-style="normal" officeooo:rsid="00899fa2" style:font-style-asian="normal" style:font-style-complex="normal"/>
    </style:style>
    <style:style style:name="T72" style:family="text">
      <style:text-properties fo:font-style="normal" officeooo:rsid="008b7b67" style:font-style-asian="normal" style:font-style-complex="normal"/>
    </style:style>
    <style:style style:name="T73" style:family="text">
      <style:text-properties fo:font-style="normal" officeooo:rsid="008e3dd4" style:font-style-asian="normal" style:font-style-complex="normal"/>
    </style:style>
    <style:style style:name="T74" style:family="text">
      <style:text-properties fo:font-style="normal" officeooo:rsid="00917c44" style:font-style-asian="normal" style:font-style-complex="normal"/>
    </style:style>
    <style:style style:name="T75" style:family="text">
      <style:text-properties fo:font-style="normal" officeooo:rsid="0092dc38" style:font-style-asian="normal" style:font-style-complex="normal"/>
    </style:style>
    <style:style style:name="T76" style:family="text">
      <style:text-properties fo:font-style="normal" officeooo:rsid="009362b4" style:font-style-asian="normal" style:font-style-complex="normal"/>
    </style:style>
    <style:style style:name="T77" style:family="text">
      <style:text-properties fo:font-style="normal" officeooo:rsid="009535eb" style:font-style-asian="normal" style:font-style-complex="normal"/>
    </style:style>
    <style:style style:name="T78" style:family="text">
      <style:text-properties fo:font-style="normal" officeooo:rsid="00965310" style:font-style-asian="normal" style:font-style-complex="normal"/>
    </style:style>
    <style:style style:name="T79" style:family="text">
      <style:text-properties fo:font-style="normal" officeooo:rsid="00a82af7" style:font-style-asian="normal" style:font-style-complex="normal"/>
    </style:style>
    <style:style style:name="T80" style:family="text">
      <style:text-properties fo:font-style="normal" officeooo:rsid="00aee3aa" style:font-style-asian="normal" style:font-style-complex="normal"/>
    </style:style>
    <style:style style:name="T81" style:family="text">
      <style:text-properties fo:font-style="normal" style:text-underline-style="none" officeooo:rsid="0029495d" style:font-style-asian="normal" style:font-style-complex="normal"/>
    </style:style>
    <style:style style:name="T82" style:family="text">
      <style:text-properties fo:font-style="normal" style:text-underline-style="none" officeooo:rsid="00899fa2" style:font-style-asian="normal" style:font-style-complex="normal"/>
    </style:style>
    <style:style style:name="T83" style:family="text">
      <style:text-properties fo:font-style="normal" style:text-underline-style="solid" style:text-underline-width="auto" style:text-underline-color="font-color" officeooo:rsid="008b7b67" style:font-style-asian="normal" style:font-style-complex="normal"/>
    </style:style>
    <style:style style:name="T84" style:family="text">
      <style:text-properties fo:color="#ff972f" loext:opacity="100%" fo:font-weight="bold" style:font-weight-asian="bold" style:font-weight-complex="bold"/>
    </style:style>
    <style:style style:name="T85" style:family="text">
      <style:text-properties fo:color="#ff972f" loext:opacity="100%" fo:font-weight="bold" officeooo:rsid="00487f7e" style:font-weight-asian="bold" style:font-weight-complex="bold"/>
    </style:style>
    <style:style style:name="T86" style:family="text">
      <style:text-properties fo:color="#ff972f" loext:opacity="100%" fo:font-weight="bold" officeooo:rsid="004ac934" style:font-weight-asian="bold" style:font-weight-complex="bold"/>
    </style:style>
    <style:style style:name="T87" style:family="text">
      <style:text-properties fo:color="#ff972f" loext:opacity="100%" fo:font-weight="bold" officeooo:rsid="0063c55e" style:font-weight-asian="bold" style:font-weight-complex="bold"/>
    </style:style>
    <style:style style:name="T88" style:family="text">
      <style:text-properties fo:color="#ff972f" loext:opacity="100%" fo:font-weight="bold" officeooo:rsid="00a15b20" style:font-weight-asian="bold" style:font-weight-complex="bold"/>
    </style:style>
    <style:style style:name="T89" style:family="text">
      <style:text-properties fo:color="#ff972f" loext:opacity="100%" fo:font-style="italic" fo:font-weight="bold" officeooo:rsid="003d8547" style:font-style-asian="italic" style:font-weight-asian="bold" style:font-style-complex="italic" style:font-weight-complex="bold"/>
    </style:style>
    <style:style style:name="T90" style:family="text">
      <style:text-properties fo:color="#ff972f" loext:opacity="100%" fo:font-style="normal" fo:font-weight="bold" officeooo:rsid="006c1efa" style:font-style-asian="normal" style:font-weight-asian="bold" style:font-style-complex="normal" style:font-weight-complex="bold"/>
    </style:style>
    <style:style style:name="T91" style:family="text">
      <style:text-properties officeooo:rsid="003775fd"/>
    </style:style>
    <style:style style:name="T92" style:family="text">
      <style:text-properties officeooo:rsid="00390b11"/>
    </style:style>
    <style:style style:name="T93" style:family="text">
      <style:text-properties officeooo:rsid="003d8547"/>
    </style:style>
    <style:style style:name="T94" style:family="text">
      <style:text-properties officeooo:rsid="005b550c"/>
    </style:style>
    <style:style style:name="T95" style:family="text">
      <style:text-properties style:use-window-font-color="true" loext:opacity="0%" fo:font-style="normal" fo:font-weight="normal" officeooo:rsid="0033725a" style:font-style-asian="normal" style:font-weight-asian="normal" style:font-style-complex="normal" style:font-weight-complex="normal"/>
    </style:style>
    <style:style style:name="T96" style:family="text">
      <style:text-properties style:use-window-font-color="true" loext:opacity="0%" fo:font-style="normal" fo:font-weight="normal" officeooo:rsid="0061953c" style:font-style-asian="normal" style:font-weight-asian="normal" style:font-style-complex="normal" style:font-weight-complex="normal"/>
    </style:style>
    <style:style style:name="T97" style:family="text">
      <style:text-properties style:use-window-font-color="true" loext:opacity="0%" fo:font-style="normal" fo:font-weight="normal" officeooo:rsid="0062aad8" style:font-style-asian="normal" style:font-weight-asian="normal" style:font-style-complex="normal" style:font-weight-complex="normal"/>
    </style:style>
    <style:style style:name="T98" style:family="text">
      <style:text-properties style:use-window-font-color="true" loext:opacity="0%" fo:font-style="normal" fo:font-weight="normal" officeooo:rsid="006c1efa" style:font-style-asian="normal" style:font-weight-asian="normal" style:font-style-complex="normal" style:font-weight-complex="normal"/>
    </style:style>
    <style:style style:name="T99" style:family="text">
      <style:text-properties style:use-window-font-color="true" loext:opacity="0%" fo:font-style="normal" fo:font-weight="normal" officeooo:rsid="007dab55" style:font-style-asian="normal" style:font-weight-asian="normal" style:font-style-complex="normal" style:font-weight-complex="normal"/>
    </style:style>
    <style:style style:name="T100" style:family="text">
      <style:text-properties style:use-window-font-color="true" loext:opacity="0%" fo:font-style="normal" fo:font-weight="normal" officeooo:rsid="00a4ea71" style:font-style-asian="normal" style:font-weight-asian="normal" style:font-style-complex="normal" style:font-weight-complex="normal"/>
    </style:style>
    <style:style style:name="T101" style:family="text">
      <style:text-properties officeooo:rsid="0063c55e"/>
    </style:style>
    <style:style style:name="T102" style:family="text">
      <style:text-properties officeooo:rsid="006e71a0"/>
    </style:style>
    <style:style style:name="T103" style:family="text">
      <style:text-properties officeooo:rsid="0015e653"/>
    </style:style>
    <style:style style:name="T104" style:family="text">
      <style:text-properties officeooo:rsid="0074281b"/>
    </style:style>
    <style:style style:name="T105" style:family="text">
      <style:text-properties officeooo:rsid="00995fa0"/>
    </style:style>
    <style:style style:name="T106" style:family="text">
      <style:text-properties officeooo:rsid="00a32119"/>
    </style:style>
    <style:style style:name="T107" style:family="text">
      <style:text-properties officeooo:rsid="00a4ea71"/>
    </style:style>
    <style:style style:name="T108" style:family="text">
      <style:text-properties officeooo:rsid="00a82a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.: </text:span><text:span text:style-name="T35">DOTFILES </text:span><text:span text:style-name="T39">~ </text:span><text:span text:style-name="T35">ROTEIRO</text:span> :.</text:p>
      <text:p text:style-name="P1"/>
      <text:p text:style-name="P22"><text:span text:style-name="T11">[</text:span><text:span text:style-name="T47">0</text:span><text:span text:style-name="T11">]</text:span> atualizando o sistema:</text:p>
      <text:p text:style-name="P1"/>
      <text:p text:style-name="P1"><text:tab/>sudo pacman --sync --refresh --sysupgrade</text:p>
      <text:p text:style-name="P1"/>
      <text:p text:style-name="P6"><text:span text:style-name="T11">[</text:span><text:span text:style-name="T47">1</text:span><text:span text:style-name="T11">]</text:span><text:span text:style-name="T8"> </text:span><text:span text:style-name="T1">bspwm</text:span><text:span text:style-name="T8"> </text:span><text:span text:style-name="T40">|</text:span><text:span text:style-name="T9"> tiling window manager</text:span>:</text:p>
      <text:p text:style-name="P1"/>
      <text:p text:style-name="P2"><text:tab/>sudo apt install bspwm <text:span text:style-name="T38">~ </text:span><text:span text:style-name="T19">i</text:span><text:span text:style-name="T20">nstalará o bspwm</text:span></text:p>
      <text:p text:style-name="P1"/>
      <text:p text:style-name="P3"><text:tab/>mkdir -p ~/.config/bspwm <text:span text:style-name="T38">~ </text:span><text:span text:style-name="T19">irá </text:span><text:span text:style-name="T21">criar uma pasta em .config</text:span></text:p>
      <text:p text:style-name="P1"/>
      <text:p text:style-name="P3"><text:tab/>cp /usr/share/doc/bspwm/examples/bspwmrc ~/.config/bspwm/ <text:span text:style-name="T38">~ </text:span><text:span text:style-name="T21">os <text:tab/>documentos de configurações serão realocados para uma pasta <text:tab/>mais acessível, ou seja, aquel</text:span><text:span text:style-name="T33">a</text:span><text:span text:style-name="T21"> que acabamos de criar <text:tab/>em .config</text:span></text:p>
      <text:p text:style-name="P1"/>
      <text:p text:style-name="P4"><text:tab/>chmod +x ~/.config/bspwm/bspwmrc <text:span text:style-name="T38">~ </text:span><text:span text:style-name="T22">usamos isso para dar <text:tab/>permissão "sudo" para a pasta que acabamos de criar</text:span></text:p>
      <text:p text:style-name="P1"/>
      <text:p text:style-name="P5"><text:span text:style-name="T11">[</text:span><text:span text:style-name="T46">2</text:span><text:span text:style-name="T11">]</text:span><text:span text:style-name="T8"> </text:span><text:span text:style-name="T1">sxhkd</text:span><text:span text:style-name="T8"> </text:span><text:span text:style-name="T40">|</text:span><text:span text:style-name="T10"> reacts to input events by executing commands</text:span>:</text:p>
      <text:p text:style-name="P5"/>
      <text:p text:style-name="P65"><text:tab/>sudo apt install <text:span text:style-name="T1">sxhkd</text:span> <text:span text:style-name="T38">~ </text:span><text:span text:style-name="T19">i</text:span><text:span text:style-name="T20">nstalará o </text:span><text:span text:style-name="T24">sxhkd</text:span></text:p>
      <text:p text:style-name="P1"/>
      <text:p text:style-name="P5"><text:tab/>mkdir -p ~/.config/sxhkd <text:span text:style-name="T38">~ </text:span><text:span text:style-name="T23">como anteriormente, criará uma <text:tab/>pasta para o nosso </text:span><text:span text:style-name="T58">keyboard events</text:span></text:p>
      <text:p text:style-name="P1"/>
      <text:p text:style-name="P1"><text:tab/>cp /usr/share/doc/bspwm/examples/sxhkdrc ~/.config/sxhkd/</text:p>
      <text:p text:style-name="P1"/>
      <text:p text:style-name="P9"><text:tab/>sed -i 's/urxvt/gnome-terminal/g' ~/.config/sxhkd/sxhkdrc <text:span text:style-name="T38">~ <text:tab/></text:span><text:span text:style-name="T25">substituirá o terminal padrão do bspwm (urxvt) para o gnome-<text:tab/>terminal</text:span></text:p>
      <text:p text:style-name="P1"/>
      <text:p text:style-name="P24"><text:span text:style-name="T42"><text:tab/>* </text:span>reinicie o computador <text:span text:style-name="T91">e </text:span><text:span text:style-name="T56">log </text:span><text:span text:style-name="T57">in</text:span><text:span text:style-name="T92"> </text:span><text:span text:style-name="T91">com o bspwm</text:span>;</text:p>
      <text:p text:style-name="P23"/>
      <text:p text:style-name="P10"><text:span text:style-name="T11">[</text:span><text:span text:style-name="T48">3</text:span><text:span text:style-name="T11">]</text:span><text:span text:style-name="T8"> </text:span><text:span text:style-name="T2">gnome-terminal</text:span>:</text:p>
      <text:p text:style-name="P10"/>
      <text:p text:style-name="P17"><text:span text:style-name="T59"><text:tab/></text:span><text:a xlink:type="simple" xlink:href="https://github.com/seijuuboy/dotfiles" text:style-name="Internet_20_link" text:visited-style-name="Visited_20_Internet_20_Link"><text:span text:style-name="T59">https://github.com/seijuuboy/dotfiles</text:span></text:a><text:span text:style-name="T59"> </text:span><text:span text:style-name="T37">~</text:span><text:span text:style-name="T18"> </text:span><text:span text:style-name="T27">baixe </text:span><text:span text:style-name="T31">as duas <text:tab/>principais fontes para o sistema: Cascadia Code (principal) e <text:tab/>JetBrains (secundária)</text:span></text:p>
      <text:p text:style-name="P37"/>
      <text:p text:style-name="P68"><text:span text:style-name="T59"><text:tab/>/usr/share/fonts/</text:span><text:span text:style-name="T86">[c</text:span><text:span text:style-name="T84">ascadia</text:span><text:span text:style-name="T86">],[</text:span><text:span text:style-name="T85">jetbrains</text:span><text:span text:style-name="T86">],[</text:span><text:span text:style-name="T88">notoemoji</text:span><text:span text:style-name="T86">],[</text:span><text:span text:style-name="T88">awesome</text:span><text:span text:style-name="T86">]</text:span><text:span text:style-name="T18"> <text:tab/></text:span><text:span text:style-name="T38">~ </text:span><text:span text:style-name="T60">adicionaremos a</text:span><text:span text:style-name="T61">s</text:span><text:span text:style-name="T60"> <text:tab/>fonte</text:span><text:span text:style-name="T61">s</text:span><text:span text:style-name="T60"> e suas variáveis em pasta</text:span><text:span text:style-name="T61">s</text:span><text:span text:style-name="T60"> separada</text:span><text:span text:style-name="T61">s</text:span></text:p>
      <text:p text:style-name="P30"/>
      <text:p text:style-name="P30"><text:tab/>bash -c "$(wget -qO- <text:a xlink:type="simple" xlink:href="https://git.io/vQgMr" text:style-name="Internet_20_link" text:visited-style-name="Visited_20_Internet_20_Link">https://git.io/vQgMr</text:a>)" ~ <text:span text:style-name="T26">aqui poderemos <text:tab/>escolher um tema </text:span><text:span text:style-name="T36">(Google Dark) </text:span><text:span text:style-name="T26">para o nosso gnome-terminal</text:span></text:p>
      <text:p text:style-name="P31"/>
      <text:p text:style-name="P70"><text:span text:style-name="T41"><text:tab/>*</text:span><text:span text:style-name="T26"> </text:span>nas configurações, altere a fonte e o tamanho dela para o <text:tab/>quanto necessário; <text:span text:style-name="T106">instale o gnome-terminal-transparency para o <text:tab/>passo </text:span><text:span text:style-name="T11">[</text:span><text:span text:style-name="T49">6</text:span><text:span text:style-name="T11">]</text:span></text:p>
      <text:p text:style-name="P32"/>
      <text:p text:style-name="P71"><text:tab/><text:a xlink:type="simple" xlink:href="https://aur.archlinux.org/packages/gnome-terminal-transparency/" text:style-name="Internet_20_link" text:visited-style-name="Visited_20_Internet_20_Link">https://aur.archlinux.org/packages/gnome-terminal-transparency/</text:a></text:p>
      <text:p text:style-name="P32"><text:soft-page-break/></text:p>
      <text:p text:style-name="P33"><text:span text:style-name="T11">[</text:span><text:span text:style-name="T48">4</text:span><text:span text:style-name="T11">]</text:span><text:span text:style-name="T8"> </text:span><text:span text:style-name="T4">rofi</text:span><text:span text:style-name="T12"> </text:span><text:span text:style-name="T40">|</text:span><text:span text:style-name="T10"> </text:span><text:span text:style-name="T13">light weight image viewer and wallpaper setter</text:span>:</text:p>
      <text:p text:style-name="P33"/>
      <text:p text:style-name="P33"><text:tab/>sudo apt install rofi</text:p>
      <text:p text:style-name="P33"/>
      <text:p text:style-name="P33"><text:tab/>rofi-theme-selector ~ <text:span text:style-name="T32">selecione um tema para o seu rofi, sempre <text:tab/>uso o "Monokai"</text:span></text:p>
      <text:p text:style-name="P33"/>
      <text:p text:style-name="P34"><text:tab/>vim ~/.config/sxhkd/sxhkdrc</text:p>
      <text:p text:style-name="P34"/>
      <text:p text:style-name="P35"><text:span text:style-name="T41"><text:tab/>* </text:span>na linha:</text:p>
      <text:p text:style-name="P34"/>
      <text:p text:style-name="P34"><text:tab/># program launcher</text:p>
      <text:p text:style-name="P34"><text:tab/>super + d</text:p>
      <text:p text:style-name="P34"><text:s text:c="8"/><text:span text:style-name="T84">[...]</text:span></text:p>
      <text:p text:style-name="P33"/>
      <text:p text:style-name="P33"><text:span text:style-name="T87"><text:tab/>[...]</text:span><text:span text:style-name="T101"> = </text:span>rofi -show drun -show-icons -font "JetBrainsMono Nerd <text:tab/>Font Bold 12"</text:p>
      <text:p text:style-name="P30"/>
      <text:p text:style-name="P12"><text:span text:style-name="T11">[</text:span><text:span text:style-name="T49">5</text:span><text:span text:style-name="T11">]</text:span><text:span text:style-name="T8"> </text:span><text:span text:style-name="T2">feh</text:span><text:span text:style-name="T12"> </text:span><text:span text:style-name="T40">|</text:span><text:span text:style-name="T10"> </text:span><text:span text:style-name="T13">light weight image viewer and wallpaper setter</text:span>:</text:p>
      <text:p text:style-name="P7"/>
      <text:p text:style-name="P11"><text:tab/>sudo apt install feh</text:p>
      <text:p text:style-name="P7"/>
      <text:p text:style-name="P7"><text:tab/><text:a xlink:type="simple" xlink:href="https://github.com/seijuuboy/dotfiles" text:style-name="Internet_20_link" text:visited-style-name="Visited_20_Internet_20_Link">https://github.com/seijuuboy/dotfiles</text:a> ~ <text:span text:style-name="T27">baixe o </text:span><text:span text:style-name="T89">galaxy.png</text:span><text:span text:style-name="T27">, ou <text:tab/>procure qualquer wallpaper que você quiser</text:span></text:p>
      <text:p text:style-name="P38"/>
      <text:p text:style-name="P36"><text:span text:style-name="T93"><text:tab/>c</text:span>d Downloads/ ~ <text:span text:style-name="T29">vá para a pasta em que o wallpaper foi baixado</text:span></text:p>
      <text:p text:style-name="P7"/>
      <text:p text:style-name="P13"><text:tab/>feh --bg-<text:span text:style-name="T105">fill</text:span> galaxy.png ~ <text:span text:style-name="T28">irá definir o arquivo como o <text:tab/>wallpaper e usará a configuração centralizada (outras opções: -<text:tab/>tile, -max, -</text:span><text:span text:style-name="T34">center</text:span><text:span text:style-name="T28">)</text:span></text:p>
      <text:p text:style-name="P39"/>
      <text:p text:style-name="P14"><text:tab/>echo '${HOME}/.fehbg' &gt;&gt; ~/.config/bspwm/bspwmrc ~ <text:span text:style-name="T30">escreverá <text:tab/>nas configurações do bspwm o comando para o feh iniciar junto <text:tab/>com o sistema</text:span></text:p>
      <text:p text:style-name="P1"/>
      <text:p text:style-name="P15"><text:span text:style-name="T11">[</text:span><text:span text:style-name="T49">6</text:span><text:span text:style-name="T11">]</text:span><text:span text:style-name="T8"> </text:span><text:span text:style-name="T7">picom</text:span><text:span text:style-name="T12"> </text:span><text:span text:style-name="T40">|</text:span><text:span text:style-name="T10"> </text:span><text:span text:style-name="T14">transparência</text:span>:</text:p>
      <text:p text:style-name="P15"/>
      <text:p text:style-name="P27"><text:span text:style-name="T42"><text:tab/>* </text:span>adicionaremos um pouco de transparência para o gnome-terminal</text:p>
      <text:p text:style-name="P26"/>
      <text:p text:style-name="P66"><text:tab/>echo '<text:span text:style-name="T107">picom</text:span> &amp;' &gt;&gt; ~/.config/bspwm/bspwmrc</text:p>
      <text:p text:style-name="P16"/>
      <text:p text:style-name="P16"><text:tab/>cp /etc/xdg/picom.conf ~/.config/picom.conf</text:p>
      <text:p text:style-name="P16"/>
      <text:p text:style-name="P16"><text:tab/><text:span text:style-name="T107">vim ~/.config/picom.conf</text:span></text:p>
      <text:p text:style-name="P16"/>
      <text:p text:style-name="P66"><text:tab/><text:span text:style-name="T42">*</text:span><text:span text:style-name="T95"> </text:span><text:span text:style-name="T100">no final do arquivo, altere popup_menu de 0.8 para 1.0</text:span></text:p>
      <text:p text:style-name="P16"/>
      <text:p text:style-name="P25"><text:span text:style-name="T42"><text:tab/>* </text:span>reinicie o computador, <text:span text:style-name="T94">depois será possível usar a <text:tab/>transparência no gnome-terminal;</text:span></text:p>
      <text:p text:style-name="P25"/>
      <text:p text:style-name="P18"><text:span text:style-name="T11">[</text:span><text:span text:style-name="T49">7</text:span><text:span text:style-name="T11">]</text:span><text:span text:style-name="T8"> </text:span><text:span text:style-name="T3">gtk-3.0</text:span><text:span text:style-name="T12"> </text:span><text:span text:style-name="T40">|</text:span><text:span text:style-name="T10"> </text:span><text:span text:style-name="T15">personalizaçõe</text:span><text:span text:style-name="T16">s</text:span><text:span text:style-name="T15"> gerais</text:span>:</text:p>
      <text:p text:style-name="P28"><text:soft-page-break/></text:p>
      <text:p text:style-name="P40"><text:span text:style-name="T42"><text:tab/>* </text:span><text:span text:style-name="T96">atualmente, estou usando os ícones do Papirus;</text:span><text:span text:style-name="T95"> </text:span><text:span text:style-name="T96">para usá-los:</text:span></text:p>
      <text:p text:style-name="P54"/>
      <text:p text:style-name="P40"><text:tab/><text:a xlink:type="simple" xlink:href="https://www.gnome-look.org/p/1166289/" text:style-name="Internet_20_link" text:visited-style-name="Visited_20_Internet_20_Link">https://www.gnome-look.org/p/1166289/</text:a><text:span text:style-name="T96"> </text:span><text:span text:style-name="T97">(Breeze)</text:span></text:p>
      <text:p text:style-name="P55"/>
      <text:p text:style-name="P41"><text:span text:style-name="T42"><text:tab/>*</text:span><text:span text:style-name="T95"> </text:span><text:span text:style-name="T98">para torná-lo disponíve</text:span><text:span text:style-name="T99">l</text:span><text:span text:style-name="T98">, transfirá-o (a pasta) para o <text:tab/>diretório:</text:span></text:p>
      <text:p text:style-name="P56"/>
      <text:p text:style-name="P56"><text:tab/>/usr/share/icons</text:p>
      <text:p text:style-name="P56"/>
      <text:p text:style-name="P44"><text:span text:style-name="T42"><text:tab/>* </text:span><text:span text:style-name="T64">a</text:span><text:span text:style-name="T63">lém disso, na mesma pasta </text:span><text:span text:style-name="T108">icons</text:span><text:span text:style-name="T63">, </text:span><text:span text:style-name="T65">coloque </text:span><text:span text:style-name="T79">uma pasta referente <text:tab/>a seu novo cursor</text:span><text:span text:style-name="T65">:</text:span><text:span text:style-name="T63"> </text:span></text:p>
      <text:p text:style-name="P58"/>
      <text:p text:style-name="P43"><text:span text:style-name="T63"><text:tab/></text:span><text:a xlink:type="simple" xlink:href="https://www.gnome-look.org/p/1355701" text:style-name="Internet_20_link" text:visited-style-name="Visited_20_Internet_20_Link"><text:span text:style-name="T63">https://www.gnome-look.org/p/1355701</text:span></text:a><text:span text:style-name="T63"> </text:span><text:span text:style-name="T79">(o que eu uso)</text:span></text:p>
      <text:p text:style-name="P58"/>
      <text:p text:style-name="P49"><text:span text:style-name="T42"><text:tab/>* </text:span><text:span text:style-name="T68">utilize o LXAppearance <text:tab/>(</text:span><text:a xlink:type="simple" xlink:href="https://howtoinstall.co/en/lxappearance" text:style-name="Internet_20_link" text:visited-style-name="Visited_20_Internet_20_Link"><text:span text:style-name="T68">https://howtoinstall.co/en/lxappearance</text:span></text:a><text:span text:style-name="T68">)</text:span><text:span text:style-name="T66">, </text:span><text:span text:style-name="T67">e finalize:</text:span></text:p>
      <text:p text:style-name="P59"/>
      <text:p text:style-name="P60"><text:span text:style-name="T103"><text:tab/>echo '</text:span><text:span text:style-name="T104">xsetroot -cursor_name left_ptr</text:span><text:span text:style-name="T103">' &gt;&gt; <text:tab/>~/.config/bspwm/bspwmrc</text:span></text:p>
      <text:p text:style-name="P56"/>
      <text:p text:style-name="P45"><text:span text:style-name="T42"><text:tab/>* </text:span><text:span text:style-name="T64">reinicie o computador</text:span></text:p>
      <text:p text:style-name="P42"/>
      <text:p text:style-name="P19"><text:span text:style-name="T11">[</text:span><text:span text:style-name="T50">8</text:span><text:span text:style-name="T11">]</text:span><text:span text:style-name="T8"> </text:span><text:span text:style-name="T5">numlockx</text:span>:</text:p>
      <text:p text:style-name="P19"/>
      <text:p text:style-name="P19"><text:tab/>sudo apt install numlockx</text:p>
      <text:p text:style-name="P19"/>
      <text:p text:style-name="P19"><text:tab/>echo '/usr/bin/numlockx on' &gt;&gt; ~/.config/bspwm/bspwmrc</text:p>
      <text:p text:style-name="P19"/>
      <text:p text:style-name="P20"><text:span text:style-name="T11">[</text:span><text:span text:style-name="T51">9</text:span><text:span text:style-name="T11">]</text:span><text:span text:style-name="T8"> </text:span><text:span text:style-name="T6">polybar</text:span>:</text:p>
      <text:p text:style-name="P20"/>
      <text:p text:style-name="P20"><text:tab/>sudo apt install polybar</text:p>
      <text:p text:style-name="P20"/>
      <text:p text:style-name="P20"><text:tab/>mkdir -p ~/.config/polybar</text:p>
      <text:p text:style-name="P20"/>
      <text:p text:style-name="P21"><text:tab/>cp /usr/share/doc/polybar/config ~/.config/polybar/config</text:p>
      <text:p text:style-name="P20"/>
      <text:p text:style-name="P20"><text:tab/>vim ~/.config/polybar/launch.sh</text:p>
      <text:p text:style-name="P20"/>
      <text:p text:style-name="P46"><text:span text:style-name="T42"><text:tab/>*</text:span><text:span text:style-name="T69"> </text:span><text:span text:style-name="T70">escreva:</text:span></text:p>
      <text:p text:style-name="P20"/>
      <text:p text:style-name="P20"><text:tab/>#!/usr/bin/env sh</text:p>
      <text:p text:style-name="P20"><text:tab/>killall -q polybar</text:p>
      <text:p text:style-name="P20"><text:tab/>while pgrep -u $UID -x polybar &gt;/dev/null; do sleep 1; done</text:p>
      <text:p text:style-name="P20"><text:tab/>polybar -c ~/.config/polybar/config example &amp;</text:p>
      <text:p text:style-name="P20"/>
      <text:p text:style-name="P20"><text:tab/>chmod +x ~/.config/polybar/launch.sh</text:p>
      <text:p text:style-name="P20"/>
      <text:p text:style-name="P20"><text:tab/>echo '${HOME}/.config/polybar/launch.sh &amp;' &gt;&gt; <text:tab/>~/.config/bspwm/bspwmrc</text:p>
      <text:p text:style-name="P20"/>
      <text:p text:style-name="P47"><text:span text:style-name="T42"><text:tab/>* </text:span><text:span text:style-name="T64">reinicie o computador </text:span><text:span text:style-name="T78">e </text:span><text:span text:style-name="T64">vá </text:span><text:span text:style-name="T78">para ~/.config/sxhkd/sxhkdrc:</text:span></text:p>
      <text:p text:style-name="P57"><text:soft-page-break/></text:p>
      <text:p text:style-name="P57"><text:tab/># make sxhkd reload its configuration files:</text:p>
      <text:p text:style-name="P57"><text:tab/>super + Escape</text:p>
      <text:p text:style-name="P47"><text:span text:style-name="T64"><text:s text:c="8"/><text:tab/>pkill -USR1 -x sxhkd </text:span><text:span text:style-name="T90">&amp;&amp; $HOME/.config/polybar/launch.sh</text:span></text:p>
      <text:p text:style-name="P57"/>
      <text:p text:style-name="P47"><text:span text:style-name="T64"><text:tab/></text:span><text:a xlink:type="simple" xlink:href="https://github.com/seijuuboy/dotfiles" text:style-name="Internet_20_link" text:visited-style-name="Visited_20_Internet_20_Link"><text:span text:style-name="T64">https://github.com/seijuuboy/dotfiles</text:span></text:a><text:span text:style-name="T64"> ~ </text:span><text:span text:style-name="T71">acesse a pasta polybar <text:tab/>e substitua as informações para o atual sistema;</text:span></text:p>
      <text:p text:style-name="P61"/>
      <text:p text:style-name="P50"><text:span text:style-name="T81">[</text:span><text:span text:style-name="T52">10</text:span><text:span text:style-name="T81">]</text:span><text:span text:style-name="T82"> </text:span><text:span text:style-name="T83">finalização</text:span><text:span text:style-name="T71">:</text:span></text:p>
      <text:p text:style-name="P62"/>
      <text:p text:style-name="P51"><text:span text:style-name="T54">1</text:span><text:span text:style-name="T53">0.1</text:span><text:span text:style-name="T55"> </text:span><text:span text:style-name="T63">: </text:span><text:span text:style-name="T60">bspwm</text:span></text:p>
      <text:p text:style-name="P63"/>
      <text:p text:style-name="P48"><text:span text:style-name="T64"><text:tab/></text:span><text:a xlink:type="simple" xlink:href="https://github.com/seijuuboy/dotfiles" text:style-name="Internet_20_link" text:visited-style-name="Visited_20_Internet_20_Link"><text:span text:style-name="T64">https://github.com/seijuuboy/dotfiles</text:span></text:a><text:span text:style-name="T64"> ~ </text:span><text:span text:style-name="T71">acesse a pasta polybar <text:tab/>e substitua as informações </text:span><text:span text:style-name="T72">de aparência </text:span><text:span text:style-name="T71">para o atual sistema:</text:span></text:p>
      <text:p text:style-name="P62"/>
      <text:p text:style-name="P51"><text:span text:style-name="T71"><text:tab/>#</text:span><text:span text:style-name="T63"># </text:span><text:span text:style-name="T76">TOKYO NIGHT</text:span></text:p>
      <text:p text:style-name="P62"/>
      <text:p text:style-name="P62"><text:tab/>bspc config border_width <text:s text:c="8"/>1</text:p>
      <text:p text:style-name="P62"><text:tab/>bspc config window_gap <text:s text:c="10"/>9</text:p>
      <text:p text:style-name="P62"/>
      <text:p text:style-name="P62"><text:tab/>bspc config split_ratio <text:s text:c="9"/>0.52</text:p>
      <text:p text:style-name="P62"><text:tab/>bspc config borderless_monocle <text:s text:c="2"/>true</text:p>
      <text:p text:style-name="P62"><text:tab/>bspc config gapless_monocle <text:s text:c="5"/>true</text:p>
      <text:p text:style-name="P62"/>
      <text:p text:style-name="P62"><text:tab/>bspc config normal_border_color "#44475a"</text:p>
      <text:p text:style-name="P62"><text:tab/>bspc config focused_border_color "#2ac3de"</text:p>
      <text:p text:style-name="P62"/>
      <text:p text:style-name="P51"><text:span text:style-name="T71"><text:tab/>#</text:span><text:span text:style-name="T63">#</text:span></text:p>
      <text:p text:style-name="P20"/>
      <text:p text:style-name="P52"><text:span text:style-name="T54">1</text:span><text:span text:style-name="T53">0.1</text:span><text:span text:style-name="T55"> </text:span><text:span text:style-name="T63">: </text:span><text:span text:style-name="T62">programas; </text:span><text:span text:style-name="T73">Anki, Dropbox, </text:span><text:span text:style-name="T74">MyMonero, Electrum, XMRig, </text:span><text:span text:style-name="T75">qBittorrent, Pomotroid, </text:span><text:span text:style-name="T77">Steam, </text:span><text:span text:style-name="T80">VsCode (Sweet Dracula)</text:span></text:p>
      <text:p text:style-name="P53"/>
      <text:p text:style-name="P64"/>
      <text:p text:style-name="P6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scadia Mono" svg:font-family="'Cascadia Mono'" style:font-adornments="SemiBold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22:23:01.664340367</meta:creation-date>
    <dc:date>2021-11-30T16:14:42.748045236</dc:date>
    <meta:editing-duration>PT3H59M25S</meta:editing-duration>
    <meta:editing-cycles>140</meta:editing-cycles>
    <meta:generator>LibreOffice/7.1.7.2$Linux_X86_64 LibreOffice_project/10$Build-2</meta:generator>
    <meta:document-statistic meta:table-count="0" meta:image-count="0" meta:object-count="0" meta:page-count="4" meta:paragraph-count="85" meta:word-count="616" meta:character-count="4660" meta:non-whitespace-character-count="3985"/>
  </office:meta>
</office:document-meta>
</file>